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300000071AD9E2D21.png"/>
  <manifest:file-entry manifest:media-type="image/png" manifest:full-path="Pictures/10000000000000B400000071E85F73B8.png"/>
  <manifest:file-entry manifest:media-type="image/png" manifest:full-path="Pictures/100000000000007100000071FFE5900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6e6ff" fo:min-height="2.75cm" draw:shadow="hidden"/>
    </style:style>
    <style:style style:name="gr2" style:family="graphic" style:parent-style-name="standard">
      <style:graphic-properties draw:stroke="solid" svg:stroke-color="#000000" draw:fill="none" draw:fill-color="#ffffff" fo:min-height="2.443cm"/>
    </style:style>
    <style:style style:name="gr3" style:family="graphic" style:parent-style-name="standard">
      <style:graphic-properties draw:stroke="solid" svg:stroke-color="#000000" draw:fill="none" draw:fill-color="#ffffff" fo:min-height="2.443cm"/>
    </style:style>
    <style:style style:name="gr4" style:family="graphic" style:parent-style-name="standard">
      <style:graphic-properties draw:stroke="solid" svg:stroke-color="#000000" draw:fill="none" draw:fill-color="#ffffff" fo:min-height="19.49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stroke-dash="Line_20_with_20_Fine_20_Dots" svg:stroke-width="0.051cm" draw:marker-start-width="0.381cm" draw:marker-end-width="0.381cm" draw:stroke-linejoin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color="#000000" draw:fill="none" draw:fill-color="#ffffff" fo:min-height="2.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32cm" svg:height="3cm" svg:x="6cm" svg:y="1cm">
          <draw:text-box>
            <text:p/>
          </draw:text-box>
        </draw:frame>
        <draw:frame draw:style-name="gr2" draw:text-style-name="P2" draw:layer="layout" svg:width="26.723cm" svg:height="2.693cm" svg:x="1cm" svg:y="26cm">
          <draw:text-box>
            <text:p/>
          </draw:text-box>
        </draw:frame>
        <draw:frame draw:style-name="gr3" draw:text-style-name="P4" draw:layer="layout" svg:width="12.567cm" svg:height="2.693cm" svg:x="28.445cm" svg:y="26cm">
          <draw:text-box>
            <text:p text:style-name="P3"><text:span text:style-name="T1"/></text:p>
            <text:p text:style-name="P3"><text:span text:style-name="T1"/></text:p>
          </draw:text-box>
        </draw:frame>
        <draw:frame draw:style-name="gr4" draw:text-style-name="P5" draw:layer="layout" svg:width="8.277cm" svg:height="19.74cm" svg:x="34.223cm" svg:y="5.26cm">
          <draw:text-box>
            <text:p/>
          </draw:text-box>
        </draw:frame>
        <draw:custom-shape draw:style-name="gr5" draw:text-style-name="P6" draw:layer="layout" svg:width="32.501cm" svg:height="19.74cm" svg:x="1cm" svg:y="5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4.762cm" svg:height="2.989cm" svg:x="1.1cm" svg:y="0.911cm">
          <draw:image xlink:href="Pictures/10000000000000B400000071E85F73B8.png" xlink:type="simple" xlink:show="embed" xlink:actuate="onLoad">
            <text:p/>
          </draw:image>
        </draw:frame>
        <draw:frame draw:style-name="gr7" draw:text-style-name="P6" draw:layer="layout" svg:width="2.989cm" svg:height="2.989cm" svg:x="38cm" svg:y="1cm">
          <draw:image xlink:href="Pictures/100000000000007100000071FFE5900F.png" xlink:type="simple" xlink:show="embed" xlink:actuate="onLoad">
            <text:p/>
          </draw:image>
        </draw:frame>
        <draw:frame draw:style-name="gr7" draw:text-style-name="P6" draw:layer="layout" svg:width="8.439cm" svg:height="1.839cm" svg:x="28.656cm" svg:y="26.649cm">
          <draw:image xlink:href="Pictures/100000000000020300000071AD9E2D21.png" xlink:type="simple" xlink:show="embed" xlink:actuate="onLoad">
            <text:p/>
          </draw:image>
        </draw:frame>
        <draw:frame draw:style-name="gr8" draw:text-style-name="P5" draw:layer="layout" svg:width="40.012cm" svg:height="3cm" svg:x="1cm" svg:y="1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jourdan-n</meta:initial-creator>
    <meta:creation-date>2009-09-02T11:13:40</meta:creation-date>
    <dc:date>2010-09-27T16:44:55</dc:date>
    <meta:editing-cycles>11</meta:editing-cycles>
    <meta:editing-duration>PT01H48M05S</meta:editing-duration>
    <dc:creator>Francois Biest</dc:cre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